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4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7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71cm" fo:min-width="0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  <style:text-properties fo:color="#0000ff"/>
    </style:style>
    <style:style style:name="P7" style:family="paragraph">
      <loext:graphic-properties draw:fill="none"/>
      <style:paragraph-properties fo:text-align="center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1" style:family="text">
      <style:text-properties fo:font-variant="normal" fo:text-transform="none" fo:color="#ff0000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lucidatypewriter" style:font-size-asian="12pt" style:font-style-asian="normal" style:font-weight-asian="bold" style:font-name-complex="lucidatypewriter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lucidatypewriter" style:font-size-asian="12pt" style:font-style-asian="normal" style:font-weight-asian="normal" style:font-name-complex="lucidatypewrite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10pt" fo:font-style="italic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lucidatypewriter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1" draw:id="id1" draw:layer="layout" svg:width="4.699cm" svg:height="1.524cm" svg:x="5.437cm" svg:y="2.948cm">
          <draw:text-box>
            <text:p text:style-name="P1"><text:span text:style-name="T1">r</text:span><text:span text:style-name="T1">e</text:span><text:span text:style-name="T1">fi</text:span><text:span text:style-name="T1">n</text:span><text:span text:style-name="T1">e</text:span><text:span text:style-name="T1">_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/text:p>
            <text:p text:style-name="P2"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d </text:span><text:span text:style-name="T2">u</text:span><text:span text:style-name="T2">p</text:span><text:span text:style-name="T2">d</text:span><text:span text:style-name="T2">a</text:span><text:span text:style-name="T2">t</text:span><text:span text:style-name="T2">e </text:span><text:span text:style-name="T2">di</text:span><text:span text:style-name="T2">r</text:span><text:span text:style-name="T2">e</text:span><text:span text:style-name="T2">c</text:span><text:span text:style-name="T2">ti</text:span><text:span text:style-name="T2">o</text:span><text:span text:style-name="T2">n </text:span><text:span text:style-name="T2"><text:s/></text:span></text:p>
            <text:p text:style-name="P2"><text:span text:style-name="T3">+</text:span><text:span text:style-name="T3">e</text:span><text:span text:style-name="T3">n</text:span><text:span text:style-name="T3">gi</text:span><text:span text:style-name="T3">n</text:span><text:span text:style-name="T3">e</text:span><text:span text:style-name="T3">s</text:span><text:span text:style-name="T3">/</text:span><text:span text:style-name="T3">+</text:span><text:span text:style-name="T3">G</text:span><text:span text:style-name="T3">P</text:span><text:span text:style-name="T3">U</text:span><text:span text:style-name="T3">/</text:span><text:span text:style-name="T3">+</text:span><text:span text:style-name="T3">L</text:span><text:span text:style-name="T3">S</text:span><text:span text:style-name="T3">Q</text:span><text:span text:style-name="T3">M</text:span><text:span text:style-name="T3">L</text:span><text:span text:style-name="T3">/</text:span></text:p>
          </draw:text-box>
        </draw:frame>
        <draw:connector draw:style-name="gr2" draw:text-style-name="P4" draw:layer="layout" draw:type="line" svg:x1="7.675cm" svg:y1="1.292cm" svg:x2="7.786cm" svg:y2="2.948cm" draw:end-shape="id1" svg:d="M7675 1292l111 1656" svg:viewBox="0 0 112 1657">
          <text:p/>
        </draw:connector>
        <draw:frame draw:style-name="gr3" draw:text-style-name="P3" xml:id="id2" draw:id="id2" draw:layer="layout" svg:width="5.588cm" svg:height="1.82cm" svg:x="1.373cm" svg:y="5.483cm">
          <draw:text-box>
            <text:p text:style-name="P1"><text:span text:style-name="T1">get_optimal_LSQ_step</text:span></text:p>
            <text:p text:style-name="P1"><text:span text:style-name="T2">calculate the optimal step lenght for given update directions</text:span></text:p>
            <text:p text:style-name="P2"><text:span text:style-name="T3">+engines/+GPU/+LSQML/</text:span></text:p>
          </draw:text-box>
        </draw:frame>
        <draw:connector draw:style-name="gr4" draw:text-style-name="P6" draw:layer="layout" draw:type="line" svg:x1="7.786cm" svg:y1="4.472cm" svg:x2="4.167cm" svg:y2="5.483cm" draw:start-shape="id1" draw:start-glue-point="2" draw:end-shape="id2" draw:end-glue-point="0" svg:d="M7786 4472l-3619 1011" svg:viewBox="0 0 3620 1012">
          <text:p text:style-name="P5"><text:span text:style-name="T4">par.Nlayers == 1</text:span></text:p>
        </draw:connector>
        <draw:frame draw:style-name="gr3" draw:text-style-name="P3" xml:id="id3" draw:id="id3" draw:layer="layout" svg:width="5.588cm" svg:height="1.82cm" svg:x="7.977cm" svg:y="5.441cm">
          <draw:text-box>
            <text:p text:style-name="P1"><text:span text:style-name="T1">gradient_projection_solver</text:span></text:p>
            <text:p text:style-name="P1"><text:span text:style-name="T2">calculate the optimal step lenght for given update directions</text:span></text:p>
            <text:p text:style-name="P2"><text:span text:style-name="T3">+engines/+GPU/private/</text:span></text:p>
          </draw:text-box>
        </draw:frame>
        <draw:connector draw:style-name="gr5" draw:text-style-name="P4" draw:layer="layout" draw:type="line" svg:x1="7.786cm" svg:y1="4.472cm" svg:x2="10.771cm" svg:y2="5.441cm" draw:start-shape="id1" draw:start-glue-point="2" draw:end-shape="id3" draw:end-glue-point="0" svg:d="M7786 4472l2985 969" svg:viewBox="0 0 2986 970">
          <text:p/>
        </draw:connector>
        <draw:frame draw:style-name="gr6" draw:text-style-name="P3" xml:id="id4" draw:id="id4" draw:layer="layout" svg:width="6.858cm" svg:height="1.421cm" svg:x="3.786cm" svg:y="8.404cm">
          <draw:text-box>
            <text:p text:style-name="P1"><text:span text:style-name="T1">update_probe</text:span></text:p>
            <text:p text:style-name="P1"><text:span text:style-name="T2">update probe with the optimal LSQ step</text:span></text:p>
            <text:p text:style-name="P2"><text:span text:style-name="T3">+engines/+GPU/+LSQML/</text:span></text:p>
          </draw:text-box>
        </draw:frame>
        <draw:connector draw:style-name="gr5" draw:text-style-name="P4" draw:layer="layout" draw:type="line" svg:x1="4.167cm" svg:y1="7.303cm" svg:x2="7.215cm" svg:y2="8.404cm" draw:start-shape="id2" draw:start-glue-point="2" draw:end-shape="id4" draw:end-glue-point="0" svg:d="M4167 7303l3048 1101" svg:viewBox="0 0 3049 1102">
          <text:p/>
        </draw:connector>
        <draw:connector draw:style-name="gr5" draw:text-style-name="P4" draw:layer="layout" draw:type="line" svg:x1="10.771cm" svg:y1="7.261cm" svg:x2="7.215cm" svg:y2="8.404cm" draw:start-shape="id3" draw:start-glue-point="2" draw:end-shape="id4" draw:end-glue-point="0" svg:d="M10771 7261l-3556 1143" svg:viewBox="0 0 3557 1144">
          <text:p/>
        </draw:connector>
        <draw:frame draw:style-name="gr6" draw:text-style-name="P3" xml:id="id5" draw:id="id5" draw:layer="layout" svg:width="6.858cm" svg:height="1.421cm" svg:x="3.813cm" svg:y="10.366cm">
          <draw:text-box>
            <text:p text:style-name="P1"><text:span text:style-name="T1">update_object</text:span></text:p>
            <text:p text:style-name="P1"><text:span text:style-name="T2">update object with the optimal LSQ step</text:span></text:p>
            <text:p text:style-name="P2"><text:span text:style-name="T3">+engines/+GPU/+LSQML/</text:span></text:p>
          </draw:text-box>
        </draw:frame>
        <draw:connector draw:style-name="gr5" draw:text-style-name="P4" draw:layer="layout" draw:type="line" svg:x1="7.215cm" svg:y1="9.825cm" svg:x2="7.242cm" svg:y2="10.366cm" draw:start-shape="id4" draw:start-glue-point="2" draw:end-shape="id5" svg:d="M7215 9825l27 541" svg:viewBox="0 0 28 542">
          <text:p/>
        </draw:connector>
        <draw:frame draw:style-name="gr6" draw:text-style-name="P3" xml:id="id6" draw:id="id6" draw:layer="layout" svg:width="6.477cm" svg:height="1.421cm" svg:x="4.04cm" svg:y="13.46cm">
          <draw:text-box>
            <text:p text:style-name="P1"><text:span text:style-name="T1">gradient_position_solver</text:span></text:p>
            <text:p text:style-name="P1"><text:span text:style-name="T2">solve position errors in the real space </text:span></text:p>
            <text:p text:style-name="P2"><text:span text:style-name="T3">+engines/+GPU/private/</text:span></text:p>
          </draw:text-box>
        </draw:frame>
        <draw:connector draw:style-name="gr4" draw:text-style-name="P6" draw:layer="layout" draw:type="line" svg:x1="7.242cm" svg:y1="11.787cm" svg:x2="7.278cm" svg:y2="13.46cm" draw:start-shape="id5" draw:start-glue-point="2" draw:end-shape="id6" draw:end-glue-point="0" svg:d="M7242 11787l36 1673" svg:viewBox="0 0 37 1674">
          <text:p text:style-name="P5"><text:span text:style-name="T4">iter &gt;= par.probe_position_search or</text:span></text:p>
          <text:p text:style-name="P5"><text:span text:style-name="T4"><text:s/></text:span><text:span text:style-name="T4">iter &gt;= par.detector_rotation_search or</text:span></text:p>
          <text:p text:style-name="P5"><text:span text:style-name="T4"><text:s/></text:span><text:span text:style-name="T4">iter &gt;= par.detector_scale_search</text:span></text:p>
        </draw:connector>
        <draw:frame draw:style-name="gr6" draw:text-style-name="P3" xml:id="id7" draw:id="id7" draw:layer="layout" svg:width="6.985cm" svg:height="1.421cm" svg:x="3.84cm" svg:y="15.924cm">
          <draw:text-box>
            <text:p text:style-name="P1"><text:span text:style-name="T1">gradient_fourier_position_solver</text:span></text:p>
            <text:p text:style-name="P1"><text:span text:style-name="T2">solve position errors in the Fourier space</text:span></text:p>
            <text:p text:style-name="P2"><text:span text:style-name="T3">+engines/+GPU/private/</text:span></text:p>
          </draw:text-box>
        </draw:frame>
        <draw:connector draw:style-name="gr4" draw:text-style-name="P7" draw:layer="layout" draw:type="line" svg:x1="7.278cm" svg:y1="14.881cm" svg:x2="7.332cm" svg:y2="15.924cm" draw:start-shape="id6" draw:start-glue-point="2" draw:end-shape="id7" svg:d="M7278 14881l54 1043" svg:viewBox="0 0 55 1044">
          <text:p text:style-name="P5"><text:span text:style-name="T4">iter &gt; par.probe_fourier_shift_search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5:05:10.692346513</meta:creation-date>
    <dc:date>2020-06-01T00:34:24.121632175</dc:date>
    <meta:editing-duration>P1DT2H46M17S</meta:editing-duration>
    <meta:editing-cycles>10</meta:editing-cycles>
    <meta:generator>LibreOffice/5.3.6.1$Linux_X86_64 LibreOffice_project/30$Build-1</meta:generator>
    <meta:document-statistic meta:object-count="15"/>
  </office:meta>
</office:document-meta>
</file>